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20c" officeooo:paragraph-rsid="000e920c"/>
    </style:style>
    <style:style style:name="P2" style:family="paragraph" style:parent-style-name="Standard">
      <style:text-properties officeooo:rsid="000a0fea" officeooo:paragraph-rsid="000a0fea"/>
    </style:style>
    <style:style style:name="P3" style:family="paragraph" style:parent-style-name="Standard">
      <style:text-properties officeooo:rsid="000a7ed2" officeooo:paragraph-rsid="000a7ed2"/>
    </style:style>
    <style:style style:name="P4" style:family="paragraph" style:parent-style-name="Standard">
      <style:text-properties style:text-underline-style="solid" style:text-underline-width="auto" style:text-underline-color="font-color" officeooo:rsid="000cdfe7" officeooo:paragraph-rsid="000cdfe7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crito por enrique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SCRITO POR IVAAAN</text:p>
      <text:p text:style-name="P4"/>
      <text:p text:style-name="P4">ESTO ES OTRA FRASE SUBRAYADA Y ESCRITA POR IVA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3T12:56:44.547047017</meta:creation-date>
    <meta:generator>LibreOffice/26.2.1.2$Windows_X86_64 LibreOffice_project/620$Build-2</meta:generator>
    <dc:date>2026-03-09T19:32:15.456943800</dc:date>
    <meta:editing-duration>PT1M17S</meta:editing-duration>
    <meta:editing-cycles>5</meta:editing-cycles>
    <meta:document-statistic meta:table-count="0" meta:image-count="0" meta:object-count="0" meta:page-count="1" meta:paragraph-count="3" meta:word-count="15" meta:character-count="84" meta:non-whitespace-character-count="72"/>
  </office:meta>
</office:document-meta>
</file>